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.049cm" loext:contextual-spacing="false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7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P8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0" style:family="paragraph" style:parent-style-name="Header">
      <style:text-properties style:font-name="Calibri" fo:font-size="6pt" fo:font-style="italic" fo:font-weight="normal" officeooo:rsid="003c49d0" officeooo:paragraph-rsid="003e813b" style:font-size-asian="6pt" style:font-style-asian="italic" style:font-weight-asian="normal" style:font-name-complex="Arial" style:font-size-complex="6pt" style:font-weight-complex="normal"/>
    </style:style>
    <style:style style:name="P11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13" style:family="paragraph" style:parent-style-name="Header">
      <style:text-properties officeooo:paragraph-rsid="00130f00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7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8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9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1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2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4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6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7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8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9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0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3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4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6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style:font-name="Calibri" fo:font-size="6pt" style:font-size-asian="6pt" style:font-size-complex="6pt"/>
    </style:style>
    <style:style style:name="T5" style:family="text">
      <style:text-properties style:font-name="Calibri" fo:font-size="6pt" officeooo:rsid="003c49d0" style:font-size-asian="6pt" style:font-size-complex="6pt"/>
    </style:style>
    <style:style style:name="T6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221f1f" fo:letter-spacing="-0.007cm" fo:font-style="italic" style:font-style-asian="italic" style:font-name-complex="Lucida Sans" style:font-style-complex="italic"/>
    </style:style>
    <style:style style:name="T10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1" style:family="text">
      <style:text-properties officeooo:rsid="0032ee30"/>
    </style:style>
    <style:style style:name="T12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3" style:family="text">
      <style:text-properties style:font-name="Colibri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9">COD. ARTICOLO</text:p>
          </table:table-cell>
          <table:table-cell table:style-name="Tabella4.A1" office:value-type="string">
            <text:p text:style-name="P30">DESCRIZIONE ARTICOLO</text:p>
          </table:table-cell>
          <table:table-cell table:style-name="Tabella4.A1" office:value-type="string">
            <text:p text:style-name="P31">U.M.<text:span text:style-name="T15"> <text:s text:c="9"/></text:span></text:p>
          </table:table-cell>
          <table:table-cell table:style-name="Tabella4.A1" office:value-type="string">
            <text:p text:style-name="P31">QUANTITA' <text:s text:c="17"/></text:p>
          </table:table-cell>
          <table:table-cell table:style-name="Tabella4.A1" office:value-type="string">
            <text:p text:style-name="P31">PREZZO <text:s text:c="21"/></text:p>
          </table:table-cell>
          <table:table-cell table:style-name="Tabella4.A1" office:value-type="string">
            <text:p text:style-name="P32">SC. %</text:p>
          </table:table-cell>
          <table:table-cell table:style-name="Tabella4.A1" office:value-type="string">
            <text:p text:style-name="P32">IMPORTO</text:p>
          </table:table-cell>
          <table:table-cell table:style-name="Tabella4.H1" office:value-type="string">
            <text:p text:style-name="P32">IVA</text:p>
          </table:table-cell>
        </table:table-row>
        <table:table-row>
          <table:table-cell table:style-name="Tabella4.A2" table:number-columns-spanned="8" office:value-type="string">
            <text:p text:style-name="P1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1"><text:placeholder text:placeholder-type="text">&lt;line.name or ''&gt;</text:placeholder></text:p>
          </table:table-cell>
          <table:table-cell table:style-name="Tabella4.A3" office:value-type="string">
            <text:p text:style-name="P64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3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6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8"><text:span text:style-name="T13"><text:placeholder text:placeholder-type="text">&lt;if test="line.discount != 0.00"&gt;</text:placeholder></text:span><text:placeholder text:placeholder-type="text">&lt;formatLang(line.discount)&gt;</text:placeholder><text:span text:style-name="T13"><text:placeholder text:placeholder-type="text">&lt;/if&gt;</text:placeholder></text:span></text:p>
          </table:table-cell>
          <table:table-cell table:style-name="Tabella4.A3" office:value-type="string">
            <text:p text:style-name="P66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5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.049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MP8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0" style:family="paragraph" style:parent-style-name="Header">
      <style:text-properties style:font-name="Calibri" fo:font-size="6pt" fo:font-style="italic" fo:font-weight="normal" officeooo:rsid="003c49d0" officeooo:paragraph-rsid="003e813b" style:font-size-asian="6pt" style:font-style-asian="italic" style:font-weight-asian="normal" style:font-name-complex="Arial" style:font-size-complex="6pt" style:font-weight-complex="normal"/>
    </style:style>
    <style:style style:name="MP11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6" style:family="paragraph" style:parent-style-name="Header">
      <style:text-properties officeooo:paragraph-rsid="00130f00"/>
    </style:style>
    <style:style style:name="MP37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0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1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2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50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1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2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3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5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7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8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9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style:font-name="Calibri" fo:font-size="6pt" style:font-size-asian="6pt" style:font-size-complex="6pt"/>
    </style:style>
    <style:style style:name="MT5" style:family="text">
      <style:text-properties style:font-name="Calibri" fo:font-size="6pt" officeooo:rsid="003c49d0" style:font-size-asian="6pt" style:font-size-complex="6pt"/>
    </style:style>
    <style:style style:name="MT6" style:family="text"/>
    <style:style style:name="MT7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8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0" style:family="text">
      <style:text-properties fo:color="#221f1f" fo:letter-spacing="-0.007cm" fo:font-style="italic" style:font-style-asian="italic" style:font-name-complex="Lucida Sans" style:font-style-complex="italic"/>
    </style:style>
    <style:style style:name="MT11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2" style:family="text">
      <style:text-properties officeooo:rsid="0032ee30"/>
    </style:style>
    <style:style style:name="MT13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4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apitale Sociale € 40.000,00</text:p>
              <text:p text:style-name="MP12"><text:a xlink:type="simple" xlink:href="http://www.sinfocom.it/" text:style-name="Internet_20_link" text:visited-style-name="Visited_20_Internet_20_Link"><text:span text:style-name="MT4">http://www.sinfocom.it</text:span></text:a><text:span text:style-name="MT4"> - </text:span><text:span text:style-name="MT5">e</text:span><text:span text:style-name="MT4">mail </text:span><text:a xlink:type="simple" xlink:href="mailto:info@sinfocom.it" text:style-name="Internet_20_link" text:visited-style-name="Visited_20_Internet_20_Link"><text:span text:style-name="MT4">info@sinfocom.it</text:span></text:a></text:p>
              <text:p text:style-name="MP9">Pec <text:a xlink:type="simple" xlink:href="mailto:sinfocom@legalmail.it" text:style-name="Internet_20_link" text:visited-style-name="Visited_20_Internet_20_Link">sinfocom@legalmail.it</text:a></text:p>
              <text:p text:style-name="MP9"/>
              <text:p text:style-name="MP9"/>
              <text:p text:style-name="MP8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3">DESTINAZIONE SE DIVERSA</text:p>
              <text:p text:style-name="M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5">PARTITA IVA e/o CODICE FISCALE</text:p>
              <text:p text:style-name="MP16"><text:placeholder text:placeholder-type="text">&lt;o.partner_id.vat or ''&gt;</text:placeholder></text:p>
            </table:table-cell>
            <table:table-cell table:style-name="Tabella3.A2" office:value-type="string">
              <text:p text:style-name="MP15">CODICE CLIENTE</text:p>
              <text:p text:style-name="MP17"><text:placeholder text:placeholder-type="text">&lt;o.partner_id.ref or ''&gt;</text:placeholder></text:p>
            </table:table-cell>
            <table:table-cell table:style-name="Tabella3.A2" office:value-type="string">
              <text:p text:style-name="MP15">AGENTE</text:p>
              <text:p text:style-name="MP18"/>
            </table:table-cell>
            <table:table-cell table:style-name="Tabella3.D2" table:number-columns-spanned="2" office:value-type="string">
              <text:p text:style-name="MP19">TIPO DOCUMENTO</text:p>
              <text:p text:style-name="MP2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1">CODICE PAGAMENTO</text:p>
              <text:p text:style-name="MP2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3">PAG</text:p>
              <text:p text:style-name="MP24"><text:page-number text:select-page="current">2</text:page-number>/<text:page-count>2</text:page-count> </text:p>
            </table:table-cell>
            <table:table-cell table:style-name="Tabella3.A2" office:value-type="string">
              <text:p text:style-name="MP25">N° DOCUMENTO</text:p>
              <text:p text:style-name="MP26"><text:placeholder text:placeholder-type="text">&lt;o.number or ''&gt;</text:placeholder></text:p>
            </table:table-cell>
            <table:table-cell table:style-name="Tabella3.D2" office:value-type="string">
              <text:p text:style-name="MP25">DATA DOCUMENTO</text:p>
              <text:p text:style-name="MP2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8">BANCA APPOGGIO</text:p>
              <text:p text:style-name="MP29"><text:span text:style-name="MT7"><text:placeholder text:placeholder-type="text">&lt;if test="o.partner_bank_id"&gt;</text:placeholder></text:span><text:span text:style-name="MT8"><text:placeholder text:placeholder-type="text">&lt;o.partner_bank_id.bank.name&gt;</text:placeholder></text:span><text:span text:style-name="MT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0">IBAN</text:p>
              <text:p text:style-name="MP31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3">SCADENZE</text:p>
              <text:p text:style-name="MP32"><text:text-input text:description="&lt;for each=&quot;move_line in o.move_id.line_id&quot;&gt;">for</text:text-input></text:p>
              <text:p text:style-name="MP32"><text:text-input text:description="&lt;if test=&quot;move_line.date_maturity&quot;&gt;">IF2</text:text-input></text:p>
              <text:p text:style-name="MP33"><text:span text:style-name="MT10"><text:text-input text:description="&lt;formatLang(move_line.date_maturity,date='true')&gt;">$4400</text:text-input></text:span><text:span text:style-name="MT10"> - </text:span><text:span text:style-name="MT11"><text:placeholder text:placeholder-type="text">&lt;o.currency_id.symbol or ''&gt;</text:placeholder></text:span><text:span text:style-name="MT11"> </text:span><text:span text:style-name="MT10"><text:text-input text:description="&lt;formatLang(move_line.debit)&gt;">$4400</text:text-input></text:span></text:p>
              <text:p text:style-name="MP34"><text:span text:style-name="MT10"><text:text-input text:description="&lt;/if&gt;">end if</text:text-input></text:span><text:span text:style-name="MT10"> </text:span></text:p>
              <text:p text:style-name="MP3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6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7">ANNOTAZIONI</text:p>
              <text:p text:style-name="MP3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9">IMPONIBILE</text:p>
            </table:table-cell>
            <table:table-cell table:style-name="Tabella5.A1" office:value-type="string">
              <text:p text:style-name="MP39">IVA</text:p>
            </table:table-cell>
            <table:table-cell table:style-name="Tabella5.I1" office:value-type="string">
              <text:p text:style-name="MP4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3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5">CAUSALE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5">IMPORTO SCONTO</text:p>
            </table:table-cell>
            <table:table-cell table:style-name="Tabella5.G3" table:number-rows-spanned="2" office:value-type="string">
              <text:p text:style-name="MP45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5">ASPETTO DEI BENI</text:p>
              <text:p text:style-name="MP49"/>
            </table:table-cell>
            <table:covered-table-cell/>
            <table:table-cell table:style-name="Tabella5.G3" office:value-type="string">
              <text:p text:style-name="MP45">N. COLLI</text:p>
              <text:p text:style-name="MP49"/>
            </table:table-cell>
            <table:table-cell table:style-name="Tabella5.G3" office:value-type="string">
              <text:p text:style-name="MP45">TRASPORTO</text:p>
              <text:p text:style-name="MP49"/>
            </table:table-cell>
            <table:table-cell table:style-name="Tabella5.G3" table:number-columns-spanned="2" office:value-type="string">
              <text:p text:style-name="MP47">RIMBORSI</text:p>
              <text:p text:style-name="MP50"/>
            </table:table-cell>
            <table:covered-table-cell/>
            <table:table-cell table:style-name="Tabella5.G3" office:value-type="string">
              <text:p text:style-name="MP51">TOTALE IMPONIBILE</text:p>
              <text:p text:style-name="MP5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3">TOTALE IVA</text:p>
              <text:p text:style-name="MP5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3">TRASPORTO CURA DEL</text:p>
              <text:p text:style-name="MP55"><text:s/></text:p>
            </table:table-cell>
            <table:table-cell table:style-name="Tabella5.A1" table:number-columns-spanned="2" office:value-type="string">
              <text:p text:style-name="MP53">INIZIO TRASPORTO</text:p>
              <text:p text:style-name="MP55"/>
            </table:table-cell>
            <table:covered-table-cell/>
            <table:table-cell table:style-name="Tabella5.A1" table:number-columns-spanned="2" office:value-type="string">
              <text:p text:style-name="MP56">FIRMA DEL CONDUCENTE</text:p>
              <text:p text:style-name="MP57"/>
            </table:table-cell>
            <table:covered-table-cell/>
            <table:table-cell table:style-name="Tabella5.A1" table:number-columns-spanned="2" office:value-type="string">
              <text:p text:style-name="MP5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3">TOTALE DOCUMENTO</text:p>
              <text:p text:style-name="MP53"/>
              <text:p text:style-name="MP59"><text:span text:style-name="MT13"><text:placeholder text:placeholder-type="text">&lt;o.currency_id.symbol or ''&gt;</text:placeholder></text:span> <text:span text:style-name="MT14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3">VETTORI, RAGIONE SOCIALE E INDIRIZZO</text:p>
              <text:p text:style-name="MP5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3">FIRMA DEL VETTORE</text:p>
              <text:p text:style-name="MP55"/>
            </table:table-cell>
            <table:covered-table-cell/>
            <table:table-cell table:style-name="Tabella5.G3" table:number-columns-spanned="2" office:value-type="string">
              <text:p text:style-name="MP56">DATA E ORA RITIRO</text:p>
              <text:p text:style-name="MP5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0">I Vs. dati anagrafici sono da noi considerati esatti sotto la Vs. responsabilità, salvo diversa comunicazione, come previsto dall'art. 41 DPR 26/10/72 n° 633.</text:p>
              <text:p text:style-name="MP6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12:34:00.071000000</dc:date>
    <meta:print-date>2015-11-01T17:36:21.213000000</meta:print-date>
    <meta:editing-cycles>26</meta:editing-cycles>
    <meta:editing-duration>PT4H31M52S</meta:editing-duration>
    <meta:document-statistic meta:table-count="5" meta:image-count="1" meta:object-count="0" meta:page-count="2" meta:paragraph-count="95" meta:word-count="311" meta:character-count="2703" meta:non-whitespace-character-count="2440"/>
    <meta:template xlink:type="simple" xlink:actuate="onRequest" xlink:title="" xlink:href="../Carta%20Intestata%20Sinfocom%20Versione%202.odt/Normal"/>
  </office:meta>
</office:document-meta>
</file>